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Test raw</text:p>
      <text:p text:style-name="rststyle-textbody">Some cheese.</text:p>
      <ns0:p>what now ?</ns0:p>
      <text:p text:style-name="rststyle-textbody">None in shop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ngelbert</meta:initial-creator>
    <meta:creation-date>2019-08-20T12:42:35</meta:creation-date>
    <dc:creator>engelbert</dc:creator>
    <dc:date>2019-08-20T12:42:35</dc:date>
    <dc:language>en-US</dc:language>
    <meta:editing-cycles>1</meta:editing-cycles>
    <meta:editing-duration>PT00M01S</meta:editing-duration>
    <dc:title>Test raw</dc:title>
  </office:meta>
</office:document-meta>
</file>